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Tahoma1" svg:font-family="Tahoma"/>
    <style:font-face style:name="arial" svg:font-family="arial, sans-serif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ＭＳ 明朝" fo:font-size="10.5pt" style:font-name-asian="ＭＳ 明朝" style:font-size-asian="10.5pt" style:font-size-complex="10.5pt"/>
    </style:style>
    <style:style style:name="T1" style:family="text">
      <style:text-properties officeooo:rsid="00138bf9"/>
    </style:style>
    <style:style style:name="T2" style:family="text">
      <style:text-properties fo:font-variant="normal" fo:text-transform="none" fo:color="#444444" style:font-name="arial" fo:font-size="12pt" fo:letter-spacing="normal" fo:font-style="normal" fo:font-weight="normal" officeooo:rsid="00138bf9"/>
    </style:style>
    <style:style style:name="T3" style:family="text">
      <style:text-properties fo:font-variant="normal" fo:text-transform="none" fo:color="#444444" style:font-name="arial" fo:letter-spacing="normal" fo:font-style="normal" fo:font-weight="normal" officeooo:rsid="00138bf9"/>
    </style:style>
    <style:style style:name="T4" style:family="text">
      <style:text-properties fo:font-variant="normal" fo:text-transform="none" fo:color="#444444" style:font-name="arial" fo:letter-spacing="normal" fo:font-style="normal" fo:font-weight="normal" officeooo:rsid="0014107d"/>
    </style:style>
    <style:style style:name="T5" style:family="text">
      <style:text-properties fo:font-variant="normal" fo:text-transform="none" fo:color="#444444" style:font-name="arial" fo:letter-spacing="normal" fo:font-style="normal" fo:font-weight="normal" officeooo:rsid="00138bf9"/>
    </style:style>
    <style:style style:name="T6" style:family="text">
      <style:text-properties fo:font-variant="normal" fo:text-transform="none" fo:color="#444444" style:font-name="arial" fo:letter-spacing="normal" fo:font-style="normal" fo:font-weight="normal" style:language-asian="ja" style:country-asian="JP" officeooo:rsid="00138bf9"/>
    </style:style>
    <style:style style:name="T7" style:family="text">
      <style:text-properties fo:font-variant="normal" fo:text-transform="none" fo:color="#444444" fo:font-size="12pt" fo:letter-spacing="normal" fo:font-style="normal" fo:font-weight="normal" officeooo:rsid="00138bf9"/>
    </style:style>
    <style:style style:name="T8" style:family="text">
      <style:text-properties fo:font-variant="normal" fo:text-transform="none" fo:color="#444444" fo:letter-spacing="normal" fo:font-style="normal" fo:font-weight="normal" officeooo:rsid="00138bf9"/>
    </style:style>
    <style:style style:name="T9" style:family="text">
      <style:text-properties fo:font-variant="normal" fo:text-transform="none" fo:color="#444444" fo:letter-spacing="normal" fo:font-style="normal" fo:font-weight="normal" officeooo:rsid="0014107d"/>
    </style:style>
    <style:style style:name="T10" style:family="text">
      <style:text-properties fo:font-variant="normal" fo:text-transform="none" fo:color="#444444" fo:letter-spacing="normal" fo:font-style="normal" fo:font-weight="normal" officeooo:rsid="00138bf9"/>
    </style:style>
    <style:style style:name="T11" style:family="text">
      <style:text-properties fo:font-variant="normal" fo:text-transform="none" fo:color="#444444" fo:letter-spacing="normal" fo:font-style="normal" fo:font-weight="normal" style:language-asian="ja" style:country-asian="JP" officeooo:rsid="00138bf9"/>
    </style:style>
    <style:style style:name="T12" style:family="text">
      <style:text-properties fo:font-variant="normal" fo:text-transform="none" fo:font-size="12pt" fo:letter-spacing="normal" fo:font-style="normal" fo:font-weight="normal" officeooo:rsid="00138bf9"/>
    </style:style>
    <style:style style:name="T13" style:family="text">
      <style:text-properties fo:font-variant="normal" fo:text-transform="none" fo:letter-spacing="normal" fo:font-style="normal" fo:font-weight="normal" officeooo:rsid="00138bf9"/>
    </style:style>
    <style:style style:name="T14" style:family="text">
      <style:text-properties fo:font-variant="normal" fo:text-transform="none" fo:letter-spacing="normal" fo:font-style="normal" fo:font-weight="normal" officeooo:rsid="0014107d"/>
    </style:style>
    <style:style style:name="T15" style:family="text">
      <style:text-properties fo:font-variant="normal" fo:text-transform="none" fo:letter-spacing="normal" fo:font-style="normal" fo:font-weight="normal" officeooo:rsid="00138bf9"/>
    </style:style>
    <style:style style:name="T16" style:family="text">
      <style:text-properties fo:font-variant="normal" fo:text-transform="none" fo:letter-spacing="normal" fo:font-style="normal" fo:font-weight="normal" style:language-asian="ja" style:country-asian="JP" officeooo:rsid="00138b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アイデアの名称 *</text:p>
      <text:p text:style-name="P1">「Linkedオープンデータソン」</text:p>
      <text:p text:style-name="P1"/>
      <text:p text:style-name="P1">行政が日常管理している行政情報には、住所情報が多く含まれていますが、先行している地方自治体が公開しているオープンデータのように住所情報に対応した位置座標値は、ほとんど管理していません。<text:line-break/>そのため、福井県鯖江市を代表例とする位置座標値付きオープンデータを地方自治体が公開するためには、自治体職員が余計な手間をかけて、位置座標値を付与した上でオープンデータ公開する必要があります。しかし、このような手間を地方自治体に求めることこそ、今後、オープンデータ公開に積極的でない多くの地方自治体を対象として考えた場合、地方自治体のオープンデータ公開を阻害する要因であると考えられます。</text:p>
      <text:p text:style-name="P1">日本のおいては、現在、行政情報のオープンデータ公開・利用が議論の中心です。行政（国、地方自治体）は「データを出す側」で、民間、市民は「データを使う側」という２元論で行政へのオープンデータ公開の拡大が期待されています。</text:p>
      <text:p text:style-name="P1">しかし、「データを使う側」でも、データをより使いやすいものに改変することができるのが、そもそもオープンデータなのではないでしょうか。</text:p>
      <text:p text:style-name="P1">そこで、「<text:span text:style-name="T1">Linkedオープンデータソン</text:span>」では、地方自治体には、追加の作業を求めず、２次利用に関するCCライセンスだけ明記してもらった上で、日常、管理している位置座標値のないデータをそのままエクセルファイル形式や<text:span text:style-name="T1">CSVファイル形式で、</text:span>どんどんオープンデータ公開してもらいます。</text:p>
      <text:p text:style-name="P1">そして、「<text:span text:style-name="T1">Linkedオープンデータソン</text:span>」イベントを開催して、位置座標値のないオープンデータの住所情報を元にアドレスマッチング（住所情報を位置座標値に変換する機能）して位置座標値を付与することや<text:span text:style-name="T1">評価指標のより高い</text:span><text:span text:style-name="T12">Linked Open Data形式のデータへの変換等、</text:span><text:span text:style-name="T13">より使いやすい</text:span><text:span text:style-name="T14">オープンデータ</text:span><text:span text:style-name="T13">を</text:span><text:span text:style-name="T12">みんなで作成</text:span><text:span text:style-name="T13">・</text:span><text:span text:style-name="T13">再公開・流通させるイベント</text:span><text:span text:style-name="T16">を行います</text:span><text:span text:style-name="T13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Tahoma1" svg:font-family="Tahoma"/>
    <style:font-face style:name="arial" svg:font-family="arial, sans-serif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zu </meta:initial-creator>
    <meta:creation-date>2014-01-10T20:14:50.03</meta:creation-date>
    <meta:document-statistic meta:table-count="0" meta:image-count="0" meta:object-count="0" meta:page-count="1" meta:paragraph-count="7" meta:word-count="361" meta:character-count="799"/>
    <dc:date>2014-01-10T20:16:03.09</dc:date>
    <dc:creator>kazu </dc:creator>
    <meta:editing-duration>PT00H01M13S</meta:editing-duration>
    <meta:editing-cycles>1</meta:editing-cycles>
    <meta:generator>OpenOffice.org/3.1$Win32 OpenOffice.org_project/310m11$Build-9399</meta:generator>
  </office:meta>
</office:document-meta>
</file>